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70.34mm"/>
    </style:style>
    <style:style style:name="co5" style:family="table-column">
      <style:table-column-properties fo:break-before="auto" style:column-width="3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come_description_do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_(16.927, 41.333]</text:p>
          </table:table-cell>
          <table:table-cell office:value-type="string" calcext:value-type="string">
            <text:p>17 - 41 Jahre alt</text:p>
          </table:table-cell>
          <table:table-cell office:value-type="string" calcext:value-type="string">
            <text:p>Du erhältst die Information, ob die Person genau zwischen 17 und 41 Jahre alt ist (JA) oder jünger/älter ist (NEIN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_(41.333, 65.667]</text:p>
          </table:table-cell>
          <table:table-cell office:value-type="string" calcext:value-type="string">
            <text:p>Älter als 41</text:p>
          </table:table-cell>
          <table:table-cell office:value-type="string" calcext:value-type="string">
            <text:p>Du erhältst die Information, ob die Person älter als 41 Jahre ist (JA) oder jünger als das (NEIN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ital.loss_(2904, 4356]</text:p>
          </table:table-cell>
          <table:table-cell office:value-type="string" calcext:value-type="string">
            <text:p>Börsenverlust höher als CHF 2900</text:p>
          </table:table-cell>
          <table:table-cell office:value-type="string" calcext:value-type="string">
            <text:p>Du erhältst die Information, ob die Person im letzten Jahr mehr als CHF 2900 an der Börse verloren hat (JA) oder weniger als das (NEIN)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cation.num_(11, 16]</text:p>
          </table:table-cell>
          <table:table-cell office:value-type="string" calcext:value-type="string">
            <text:p>11+ Jahre Ausbildung</text:p>
          </table:table-cell>
          <table:table-cell office:value-type="string" calcext:value-type="string">
            <text:p>Du erhältst die Information, ob die Person 11 oder mehr Jahre in ihre Ausbildung investiert hat (JA) oder weniger als das (NEIN)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cation.num_(6, 11]</text:p>
          </table:table-cell>
          <table:table-cell office:value-type="string" calcext:value-type="string">
            <text:p>6 - 11 Jahre Ausbildung</text:p>
          </table:table-cell>
          <table:table-cell office:value-type="string" calcext:value-type="string">
            <text:p>Du erhältst die Information, ob die Person zwischen 6 und 11 Jahren in ihre Ausbildung investiert hat (JA) oder mehr/weniger als das. Es zählen Ausbildungen von Primarschule bis zum Postdoc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cation_Assoc-acdm</text:p>
          </table:table-cell>
          <table:table-cell office:value-type="string" calcext:value-type="string">
            <text:p>Akademische Weiterbildung ohne Bachelor</text:p>
          </table:table-cell>
          <table:table-cell office:value-type="string" calcext:value-type="string">
            <text:p>Du erhältst die Information, ob die Person eine zweijährige akademische Ausbildung an einer Universität/Fachhochschule absolviert hat (JA) oder nicht (NEIN)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ucation_Assoc-voc</text:p>
          </table:table-cell>
          <table:table-cell office:value-type="string" calcext:value-type="string">
            <text:p>Berufsweiterbildung</text:p>
          </table:table-cell>
          <table:table-cell office:value-type="string" calcext:value-type="string">
            <text:p>Du erhältst die Information, ob die Person eine zweijährige berufsspezifische Weiterbildung absolviert hat (an einer Hochschule / Berufsfachschule, nicht an der Universität) (JA) oder nicht (NEIN)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rs.per.week_(0.902, 33.667]</text:p>
          </table:table-cell>
          <table:table-cell office:value-type="string" calcext:value-type="string">
            <text:p>Arbeitszeit weniger als 34h / Woche</text:p>
          </table:table-cell>
          <table:table-cell office:value-type="string" calcext:value-type="string">
            <text:p>Du erhältst die Information, ob die Person weniger als 34 Stunden pro Woche arbeitet (JA) oder mehr als das (NEIN). Hausarbeiten zählen nicht als Arbeitsstunden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al.status_Married-civ-spouse</text:p>
          </table:table-cell>
          <table:table-cell office:value-type="string" calcext:value-type="string">
            <text:p>Verheiratet mit Zivilperson</text:p>
          </table:table-cell>
          <table:table-cell office:value-type="string" calcext:value-type="string">
            <text:p>Du erhältst die Information, ob der Ehepartner der Person nicht bei der Armee arbeitet (JA) oder nicht (NEIN). Falls die Person nicht verheiratet ist, kann die Antwort hierfür nicht JA s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tal.status_Never-married</text:p>
          </table:table-cell>
          <table:table-cell office:value-type="string" calcext:value-type="string">
            <text:p>Nie verheiratet</text:p>
          </table:table-cell>
          <table:table-cell office:value-type="string" calcext:value-type="string">
            <text:p>Du erhältst die Information, ob die Person noch nie verheiratet war (er/sie darf in einer Beziehung sein) (JA) oder ob sie verheiratet ist/war (NEIN)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ve.country_Hungary</text:p>
          </table:table-cell>
          <table:table-cell office:value-type="string" calcext:value-type="string">
            <text:p>Von Ungarn</text:p>
          </table:table-cell>
          <table:table-cell office:value-type="string" calcext:value-type="string">
            <text:p>Du erhältst die Information, ob die Person von Ungarn stammt / ungarische Wurzeln hat (JA) oder nicht (NEIN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ve.country_Ireland</text:p>
          </table:table-cell>
          <table:table-cell office:value-type="string" calcext:value-type="string">
            <text:p>Von Irland</text:p>
          </table:table-cell>
          <table:table-cell office:value-type="string" calcext:value-type="string">
            <text:p>Du erhältst die Information, ob die Person von Irland stammt / irische Wurzeln hat (JA) oder nicht (NEIN)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ive.country_Scotland</text:p>
          </table:table-cell>
          <table:table-cell office:value-type="string" calcext:value-type="string">
            <text:p>Von Schottland</text:p>
          </table:table-cell>
          <table:table-cell office:value-type="string" calcext:value-type="string">
            <text:p>Du erhältst die Information, ob die Person von Schottland stammt / schottische Wurzeln hat (JA) oder nicht (NEIN)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cupation_Armed-Forces</text:p>
          </table:table-cell>
          <table:table-cell office:value-type="string" calcext:value-type="string">
            <text:p>Arbeitet für das Militär</text:p>
          </table:table-cell>
          <table:table-cell office:value-type="string" calcext:value-type="string">
            <text:p>Du erhältst die Information, ob die Person für das Militär arbeitet (egal welchen Grad oder welche Position die Person hat) (JA) oder nicht (NEIN)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ationship_Husband</text:p>
          </table:table-cell>
          <table:table-cell office:value-type="string" calcext:value-type="string">
            <text:p>Ist ein Ehemann</text:p>
          </table:table-cell>
          <table:table-cell office:value-type="string" calcext:value-type="string">
            <text:p>Du erhältst die Information, ob die Person ein verheirateter Mann ist (JA) oder weiblich / nicht verheiratet ist (NEIN)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ationship_Own-child</text:p>
          </table:table-cell>
          <table:table-cell office:value-type="string" calcext:value-type="string">
            <text:p>Hat Kinder</text:p>
          </table:table-cell>
          <table:table-cell office:value-type="string" calcext:value-type="string">
            <text:p>Du erhältst die Information, ob die Person mindestens ein Kind hat (JA) oder nicht (NEIN)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x==Male</text:p>
          </table:table-cell>
          <table:table-cell office:value-type="string" calcext:value-type="string">
            <text:p>Ist Männlich</text:p>
          </table:table-cell>
          <table:table-cell office:value-type="string" calcext:value-type="string">
            <text:p>Du erhältst die Information, ob die Person männlich oder weiblich is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document-statistic meta:table-count="1" meta:cell-count="90" meta:object-count="0"/>
  </office:meta>
</office:document-meta>
</file>